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13mm"/>
    </style:style>
    <style:style style:name="co17" style:family="table-column">
      <style:table-column-properties fo:break-before="auto" style:column-width="79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46.94mm"/>
    </style:style>
    <style:style style:name="co20" style:family="table-column">
      <style:table-column-properties fo:break-before="auto" style:column-width="13.95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14.64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1.1mm"/>
    </style:style>
    <style:style style:name="co26" style:family="table-column">
      <style:table-column-properties fo:break-before="auto" style:column-width="3.81mm"/>
    </style:style>
    <style:style style:name="co27" style:family="table-column">
      <style:table-column-properties fo:break-before="auto" style:column-width="25.14mm"/>
    </style:style>
    <style:style style:name="co28" style:family="table-column">
      <style:table-column-properties fo:break-before="auto" style:column-width="77.24mm"/>
    </style:style>
    <style:style style:name="co29" style:family="table-column">
      <style:table-column-properties fo:break-before="auto" style:column-width="20.21mm"/>
    </style:style>
    <style:style style:name="co30" style:family="table-column">
      <style:table-column-properties fo:break-before="auto" style:column-width="86.85mm"/>
    </style:style>
    <style:style style:name="co31" style:family="table-column">
      <style:table-column-properties fo:break-before="auto" style:column-width="17.41mm"/>
    </style:style>
    <style:style style:name="co32" style:family="table-column">
      <style:table-column-properties fo:break-before="auto" style:column-width="23mm"/>
    </style:style>
    <style:style style:name="co33" style:family="table-column">
      <style:table-column-properties fo:break-before="auto" style:column-width="46.23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.58mm"/>
    </style:style>
    <style:style style:name="co36" style:family="table-column">
      <style:table-column-properties fo:break-before="auto" style:column-width="72.44mm"/>
    </style:style>
    <style:style style:name="co37" style:family="table-column">
      <style:table-column-properties fo:break-before="auto" style:column-width="42.12mm"/>
    </style:style>
    <style:style style:name="co38" style:family="table-column">
      <style:table-column-properties fo:break-before="auto" style:column-width="59.43mm"/>
    </style:style>
    <style:style style:name="co39" style:family="table-column">
      <style:table-column-properties fo:break-before="auto" style:column-width="38.8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3" number:language="tr" number:country="TR">
      <number:number number:decimal-places="0" loext:min-decimal-places="0" number:min-integer-digits="1" number:grouping="true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9"/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fo:background-color="transparent"/>
      <style:text-properties style:font-name="Liberation Sans" fo:font-size="12pt" style:font-name-asian="Noto Sans CJK SC DemiLight" style:font-size-asian="12pt" style:font-name-complex="Noto Sans Devanagari" style:font-size-complex="12pt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54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3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78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79" style:family="table-cell" style:parent-style-name="Excel_20_Built-in_20_Normal">
      <style:table-cell-properties style:rotation-align="none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81" style:family="table-cell" style:parent-style-name="Excel_20_Built-in_20_Normal" style:data-style-name="N10036">
      <style:table-cell-properties style:rotation-align="none"/>
    </style:style>
    <style:style style:name="ce82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20_Built-in_20_Normal" style:data-style-name="N10003">
      <style:table-cell-properties fo:background-color="#eeeeee" style:rotation-align="none"/>
    </style:style>
    <style:style style:name="ce84" style:family="table-cell" style:parent-style-name="Default">
      <style:table-cell-properties fo:background-color="#eeeeee"/>
    </style:style>
    <style:style style:name="ce85" style:family="table-cell" style:parent-style-name="Excel_20_Built-in_20_Normal" style:data-style-name="N10004">
      <style:table-cell-properties style:rotation-align="none"/>
      <style:text-properties fo:font-weight="normal" style:font-weight-asian="normal" style:font-weight-complex="normal"/>
    </style:style>
    <style:style style:name="ce214" style:family="table-cell" style:parent-style-name="Excel_20_Built-in_20_Normal" style:data-style-name="N10004">
      <style:table-cell-properties fo:background-color="#fff200" style:rotation-align="none"/>
    </style:style>
    <style:style style:name="ce87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</style:style>
    <style:style style:name="ce98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05" style:family="table-cell" style:parent-style-name="Excel_20_Built-in_20_Normal" style:data-style-name="N1000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4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 DemiLight" style:font-name="Liberation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628.8" calcext:value-type="float">
            <text:p>181.628,80</text:p>
          </table:table-cell>
          <table:table-cell table:style-name="ce23" table:formula="of:=[.A5]*[.B4]" office:value-type="float" office:value="45407.2" calcext:value-type="float">
            <text:p>45.407,20</text:p>
          </table:table-cell>
          <table:table-cell table:style-name="ce23" table:formula="of:=[.C4]*[.A5]" office:value-type="float" office:value="45407.2" calcext:value-type="float">
            <text:p>45.407,20</text:p>
          </table:table-cell>
          <table:table-cell table:style-name="ce23" table:formula="of:=[.D4]*[.A5]" office:value-type="float" office:value="45407.2" calcext:value-type="float">
            <text:p>45.407,20</text:p>
          </table:table-cell>
          <table:table-cell table:style-name="ce23" table:formula="of:=[.E4]*[.A5]" office:value-type="float" office:value="45407.2" calcext:value-type="float">
            <text:p>45.407,2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6]*[.A7]" office:value-type="float" office:value="7942.5" calcext:value-type="float">
            <text:p>7.942,50</text:p>
          </table:table-cell>
          <table:table-cell table:style-name="ce31" table:formula="of:=[.E6]*[.A7]" office:value-type="float" office:value="3706.5" calcext:value-type="float">
            <text:p>3.706,50</text:p>
          </table:table-cell>
          <table:table-cell table:style-name="ce31" table:formula="of:=[.F6]*[.A7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8]*[.A9]" office:value-type="float" office:value="60255" calcext:value-type="float">
            <text:p>60.255,00</text:p>
          </table:table-cell>
          <table:table-cell table:style-name="ce23" table:formula="of:=[.E8]*[.A9]" office:value-type="float" office:value="28119" calcext:value-type="float">
            <text:p>28.119,00</text:p>
          </table:table-cell>
          <table:table-cell table:style-name="ce47" table:formula="of:=[.F8]*[.A9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0]*[.A11]" office:value-type="float" office:value="13374" calcext:value-type="float">
            <text:p>13.374,00</text:p>
          </table:table-cell>
          <table:table-cell table:style-name="ce31" table:formula="of:=[.E10]*[.A11]" office:value-type="float" office:value="6241.2" calcext:value-type="float">
            <text:p>6.241,20</text:p>
          </table:table-cell>
          <table:table-cell table:style-name="ce31" table:formula="of:=[.F10]*[.A11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2]*[.A13]" office:value-type="float" office:value="10500" calcext:value-type="float">
            <text:p>10.500,00</text:p>
          </table:table-cell>
          <table:table-cell table:style-name="ce23" table:formula="of:=[.D12]*[.A13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8]" office:value-type="float" office:value="62850" calcext:value-type="float">
            <text:p>62.850,00</text:p>
          </table:table-cell>
          <table:table-cell table:style-name="ce24"/>
          <table:table-cell table:style-name="ce31" table:formula="of:=[.C14]*[.A15]" office:value-type="float" office:value="31425" calcext:value-type="float">
            <text:p>31.425,00</text:p>
          </table:table-cell>
          <table:table-cell table:style-name="ce12" table:formula="of:=[.D14]*[.A15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6]*[.A17]" office:value-type="float" office:value="17000" calcext:value-type="float">
            <text:p>17.000,00</text:p>
          </table:table-cell>
          <table:table-cell table:style-name="ce23" table:formula="of:=[.D16]*[.A17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24"/>
          <table:table-cell table:style-name="ce31"/>
          <table:table-cell table:style-name="ce12"/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5]+[.A13]+[.A11]+[.A9]+[.A7]+[.A5]+[.A17]" office:value-type="float" office:value="480748.8" calcext:value-type="float">
            <text:p>480.748,80</text:p>
          </table:table-cell>
          <table:table-cell table:style-name="ce28" table:formula="of:=[.B21]/[.$A$21]" office:value-type="percentage" office:value="0.0944509897892621" calcext:value-type="percentage">
            <text:p>%9,45</text:p>
          </table:table-cell>
          <table:table-cell table:style-name="ce32" table:formula="of:=[.C21]/[.$A$21]" office:value-type="percentage" office:value="0.217020198490355" calcext:value-type="percentage">
            <text:p>%21,70</text:p>
          </table:table-cell>
          <table:table-cell table:style-name="ce32" table:formula="of:=[.D21]/[.$A$21]" office:value-type="percentage" office:value="0.3866961290387" calcext:value-type="percentage">
            <text:p>%38,67</text:p>
          </table:table-cell>
          <table:table-cell table:style-name="ce32" table:formula="of:=[.E21]/[.$A$21]" office:value-type="percentage" office:value="0.173633090711823" calcext:value-type="percentage">
            <text:p>%17,36</text:p>
          </table:table-cell>
          <table:table-cell table:style-name="ce49" table:formula="of:=[.F21]/[.$A$21]" office:value-type="percentage" office:value="0.12819959196986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0748.8" calcext:value-type="float">
            <text:p>480.748,80</text:p>
          </table:table-cell>
          <table:table-cell table:style-name="ce10" table:formula="of:=[.B17]+[.B15]+[.B13]+[.B11]+[.B9]+[.B7]+[.B5]" office:value-type="float" office:value="45407.2" calcext:value-type="float">
            <text:p>45.407,20</text:p>
          </table:table-cell>
          <table:table-cell table:style-name="ce33" table:formula="of:=[.C17]+[.C15]+[.C13]+[.C11]+[.C9]+[.C7]+[.C5]" office:value-type="float" office:value="104332.2" calcext:value-type="float">
            <text:p>104.332,20</text:p>
          </table:table-cell>
          <table:table-cell table:style-name="ce33" table:formula="of:=[.D17]+[.D15]+[.D13]+[.D11]+[.D9]+[.D7]+[.D5]" office:value-type="float" office:value="185903.7" calcext:value-type="float">
            <text:p>185.903,70</text:p>
          </table:table-cell>
          <table:table-cell table:style-name="ce33" table:formula="of:=[.E17]+[.E15]+[.E13]+[.E11]+[.E9]+[.E7]+[.E5]" office:value-type="float" office:value="83473.9" calcext:value-type="float">
            <text:p>83.473,90</text:p>
          </table:table-cell>
          <table:table-cell table:style-name="ce51" table:formula="of:=[.F17]+[.F15]+[.F13]+[.F11]+[.F9]+[.F7]+[.F5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8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2" table:number-columns-repeated="4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2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407.2" calcext:value-type="float">
            <text:p>+45.407,20</text:p>
          </table:table-cell>
          <table:table-cell table:style-name="ce12"/>
          <table:table-cell table:style-name="ce12" table:formula="of:=[.E25]+[.C26]-[.D26]" office:value-type="float" office:value="45407.2" calcext:value-type="float">
            <text:p>45.407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6]+[.C27]-[.D27]" office:value-type="float" office:value="49782.2" calcext:value-type="float">
            <text:p>49.782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7]+[.C28]-[.D28]" office:value-type="float" office:value="48832.3" calcext:value-type="float">
            <text:p>48.832,3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8]+[.C29]-[.D29]" office:value-type="float" office:value="43112.3" calcext:value-type="float">
            <text:p>43.112,3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9]+[.C30]-[.D30]" office:value-type="float" office:value="33362.3" calcext:value-type="float">
            <text:p>33.362,3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30]+[.C31]-[.D31]" office:value-type="float" office:value="28112.3" calcext:value-type="float">
            <text:p>28.112,30</text:p>
          </table:table-cell>
          <table:table-cell table:style-name="ce14" table:formula="of:=[.E31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32.2" calcext:value-type="float">
            <text:p>+104.332,20</text:p>
          </table:table-cell>
          <table:table-cell table:style-name="ce37"/>
          <table:table-cell table:style-name="ce12" table:formula="of:=[.E32]+[.C33]-[.D33]" office:value-type="float" office:value="104332.2" calcext:value-type="float">
            <text:p>104.332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3]+[.C34]-[.D34]" office:value-type="float" office:value="108707.2" calcext:value-type="float">
            <text:p>108.707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4]+[.C35]-[.D35]" office:value-type="float" office:value="105707.2" calcext:value-type="float">
            <text:p>105.707,20</text:p>
          </table:table-cell>
          <table:table-cell table:style-name="ce52" table:formula="of:=[.E35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5903.7" calcext:value-type="float">
            <text:p>+185.903,70</text:p>
          </table:table-cell>
          <table:table-cell table:style-name="ce37"/>
          <table:table-cell table:style-name="ce12" table:formula="of:=[.E36]+[.C37]-[.D37]" office:value-type="float" office:value="185903.7" calcext:value-type="float">
            <text:p>185.903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7]+[.C38]-[.D38]" office:value-type="float" office:value="190278.7" calcext:value-type="float">
            <text:p>190.278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8]+[.C39]-[.D39]" office:value-type="float" office:value="171578.7" calcext:value-type="float">
            <text:p>171.578,7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9]+[.C40]-[.D40]" office:value-type="float" office:value="156178.7" calcext:value-type="float">
            <text:p>156.178,70</text:p>
          </table:table-cell>
          <table:table-cell table:style-name="ce52" table:formula="of:=[.E40]" office:value-type="float" office:value="156178.7" calcext:value-type="float">
            <text:p>156.178,7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473.9" calcext:value-type="float">
            <text:p>+83.473,90</text:p>
          </table:table-cell>
          <table:table-cell table:style-name="ce37"/>
          <table:table-cell table:style-name="ce12" table:formula="of:=[.E41]+[.C42]-[.D42]" office:value-type="float" office:value="83473.9" calcext:value-type="float">
            <text:p>83.473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2]+[.C43]-[.D43]" office:value-type="float" office:value="87848.9" calcext:value-type="float">
            <text:p>87.848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3]+[.C44]-[.D44]" office:value-type="float" office:value="84848.9" calcext:value-type="float">
            <text:p>84.848,90</text:p>
          </table:table-cell>
          <table:table-cell table:style-name="ce14" table:formula="of:=[.E44]" office:value-type="float" office:value="84848.9" calcext:value-type="float">
            <text:p>84.848,9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1631.8" calcext:value-type="float">
            <text:p>+61.631,80</text:p>
          </table:table-cell>
          <table:table-cell table:style-name="ce12"/>
          <table:table-cell table:style-name="ce12" table:formula="of:=[.E45]+[.C46]-[.D46]" office:value-type="float" office:value="61631.8" calcext:value-type="float">
            <text:p>61.631,80</text:p>
          </table:table-cell>
          <table:table-cell table:style-name="ce14" table:formula="of:=[.E46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53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6:.C46])" office:value-type="float" office:value="498248.8" calcext:value-type="float">
            <text:p>+498.248,80</text:p>
          </table:table-cell>
          <table:table-cell table:style-name="ce38" table:formula="of:=SUM([.D26:.D46])" office:value-type="float" office:value="61769.9" calcext:value-type="float">
            <text:p>-61.769,90</text:p>
          </table:table-cell>
          <table:table-cell table:style-name="ce41" table:formula="of:=[.C48]-[.D48]" office:value-type="float" office:value="436478.9" calcext:value-type="float">
            <text:p>436.478,90</text:p>
          </table:table-cell>
          <table:table-cell table:style-name="ce54" table:formula="of:=SUM([.F26:.F46])" office:value-type="float" office:value="436478.9" calcext:value-type="float">
            <text:p>436.478,9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3"/>
          <table:table-cell table:style-name="ce40"/>
          <table:table-cell table:number-columns-repeated="1018"/>
        </table:table-row>
        <table:table-row table:style-name="ro1">
          <table:table-cell table:style-name="ce11" office:value-type="string" calcext:value-type="string">
            <text:p>Hacı – SELANİK – KİRA HESAP SONUÇLARI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(SAYFA 1 DEN AKTARILAN TOPLAMLAR)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6"/>
          <table:table-cell table:style-name="ce18"/>
          <table:table-cell table:style-name="ce16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li Balcı kira gelirleri <text:s text:c="2"/></text:p>
          </table:table-cell>
          <table:table-cell table:style-name="ce18"/>
          <table:table-cell table:style-name="ce17" table:formula="of:=[.F35]" office:value-type="float" office:value="105707.2" calcext:value-type="float">
            <text:p>105.707,20</text:p>
          </table:table-cell>
          <table:table-cell table:style-name="ce17"/>
          <table:table-cell table:style-name="ce17" table:formula="of:=[.C57]" office:value-type="float" office:value="105707.2" calcext:value-type="float">
            <text:p>105.707,20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tila Balcı kira gelirleri</text:p>
          </table:table-cell>
          <table:table-cell table:style-name="ce18"/>
          <table:table-cell table:style-name="ce17" table:formula="of:=[.F40]" office:value-type="float" office:value="156178.7" calcext:value-type="float">
            <text:p>156.178,70</text:p>
          </table:table-cell>
          <table:table-cell table:style-name="ce17"/>
          <table:table-cell table:style-name="ce17" table:formula="of:=[.E57]+[.C58]-[.D58]" office:value-type="float" office:value="261885.9" calcext:value-type="float">
            <text:p>261.885,90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sanayi doğuş tadilat masrafı</text:p>
          </table:table-cell>
          <table:table-cell table:style-name="ce18"/>
          <table:table-cell table:style-name="ce17" office:value-type="float" office:value="20000" calcext:value-type="float">
            <text:p>20.000,00</text:p>
          </table:table-cell>
          <table:table-cell table:style-name="ce17"/>
          <table:table-cell table:style-name="ce17" table:formula="of:=[.E58]+[.C59]-[.D59]" office:value-type="float" office:value="281885.9" calcext:value-type="float">
            <text:p>281.885,90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9 sonu doğuş-selanik hesap</text:p>
          </table:table-cell>
          <table:table-cell table:style-name="ce18"/>
          <table:table-cell table:style-name="ce17"/>
          <table:table-cell table:style-name="ce39" table:formula="of:=[selanik.G7]" office:value-type="float" office:value="144775.16" calcext:value-type="float">
            <text:p>144.775,16</text:p>
          </table:table-cell>
          <table:table-cell table:style-name="ce17" table:formula="of:=[.E59]+[.C60]-[.D60]" office:value-type="float" office:value="137110.74" calcext:value-type="float">
            <text:p>137.110,74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2 Ford Transit</text:p>
          </table:table-cell>
          <table:table-cell table:style-name="ce18"/>
          <table:table-cell table:style-name="ce17"/>
          <table:table-cell table:style-name="ce17" office:value-type="float" office:value="55000" calcext:value-type="float">
            <text:p>55.000,00</text:p>
          </table:table-cell>
          <table:table-cell table:style-name="ce17" table:formula="of:=[.E60]+[.C61]-[.D61]" office:value-type="float" office:value="82110.74" calcext:value-type="float">
            <text:p>82.110,74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8" office:value-type="string" calcext:value-type="string">
            <text:p>2019 doğuştan havale</text:p>
          </table:table-cell>
          <table:table-cell table:style-name="ce18"/>
          <table:table-cell table:style-name="ce17" table:number-columns-repeated="2"/>
          <table:table-cell table:style-name="ce17" table:formula="of:=[.E61]+[.C62]-[.D62]" office:value-type="float" office:value="82110.74" calcext:value-type="float">
            <text:p>82.110,74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18"/>
          <table:table-cell table:style-name="ce17" table:number-columns-repeated="2"/>
          <table:table-cell table:style-name="ce17" table:formula="of:=[.E62]+[.C63]-[.D63]" office:value-type="float" office:value="82110.74" calcext:value-type="float">
            <text:p>82.110,74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2" office:value-type="string" calcext:value-type="string">
            <text:p>2018 yılı sonu doğuşun selaniğe borcu</text:p>
          </table:table-cell>
          <table:table-cell table:style-name="Default"/>
          <table:table-cell table:style-name="ce12" table:number-columns-repeated="2"/>
          <table:table-cell table:style-name="ce12" table:formula="of:=[.E63]+[.C64]-[.D64]" office:value-type="float" office:value="82110.74" calcext:value-type="float">
            <text:p>82.110,74</text:p>
          </table:table-cell>
          <table:table-cell table:style-name="ce12"/>
          <table:table-cell table:number-columns-repeated="1018"/>
        </table:table-row>
        <table:table-row table:style-name="ro3" table:number-rows-repeated="2">
          <table:table-cell table:style-name="ce12"/>
          <table:table-cell table:style-name="Default"/>
          <table:table-cell table:style-name="ce12"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9">
          <table:table-cell table:style-name="Default" table:number-columns-repeated="6"/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e" table:style-name="ta1">
        <table:table-column table:style-name="co16" table:default-cell-style-name="ce66"/>
        <table:table-column table:style-name="co17" table:default-cell-style-name="ce15"/>
        <table:table-column table:style-name="co16" table:number-columns-repeated="2" table:default-cell-style-name="ce15"/>
        <table:table-column table:style-name="co18" table:default-cell-style-name="ce15"/>
        <table:table-column table:style-name="co15" table:number-columns-repeated="1019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formula="of:=SUM([.C4:.C79])" office:value-type="float" office:value="218150" calcext:value-type="float">
            <text:p>218.150,00</text:p>
          </table:table-cell>
          <table:table-cell table:formula="of:=SUM([.D4:.D79])" office:value-type="float" office:value="220019.94" calcext:value-type="float">
            <text:p>220.019,94</text:p>
          </table:table-cell>
          <table:table-cell table:formula="of:=SUM([.E4:.E79])" office:value-type="float" office:value="84750" calcext:value-type="float">
            <text:p>84.750,00</text:p>
          </table:table-cell>
          <table:table-cell table:formula="of:=SUM([.F4:.F79])" office:value-type="float" office:value="38391.14" calcext:value-type="float">
            <text:p>38.391,14</text:p>
          </table:table-cell>
          <table:table-cell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6]+[.C7]-[.D7]" office:value-type="float" office:value="8800" calcext:value-type="float">
            <text:p>8.800,00</text:p>
          </table:table-cell>
          <table:table-cell/>
          <table:table-cell table:formula="of:=[.G6]+[.D7]-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-[.F8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8]+[.C9]-[.D9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8]+[.D9]-[.F9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9]+[.C10]-[.D10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9]+[.D10]-[.F10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10]+[.D11]-[.F11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3]+[.D14]-[.F14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4]+[.D15]-[.F15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5]+[.D16]-[.F16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5]+[.C17]-[.D17]" office:value-type="float" office:value="-23600" calcext:value-type="float">
            <text:p>-23.600,00</text:p>
          </table:table-cell>
          <table:table-cell/>
          <table:table-cell table:formula="of:=[.G16]+[.D17]-[.F17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7]+[.C18]-[.D18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7]+[.D18]-[.F18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8]+[.C19]-[.D19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9]+[.D20]-[.F20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20]+[.C21]-[.D21]" office:value-type="float" office:value="18700" calcext:value-type="float">
            <text:p>18.700,00</text:p>
          </table:table-cell>
          <table:table-cell/>
          <table:table-cell table:formula="of:=[.G20]+[.D21]-[.F21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21]+[.D22]-[.F22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21]+[.C23]-[.D23]" office:value-type="float" office:value="0" calcext:value-type="float">
            <text:p>0,00</text:p>
          </table:table-cell>
          <table:table-cell/>
          <table:table-cell table:formula="of:=[.G22]+[.D23]-[.F23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23]+[.C24]-[.D24]" office:value-type="float" office:value="0" calcext:value-type="float">
            <text:p>0,00</text:p>
          </table:table-cell>
          <table:table-cell office:value-type="float" office:value="2981.88" calcext:value-type="float">
            <text:p>2.981,88</text:p>
          </table:table-cell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4]+[.C25]-[.D25]" office:value-type="float" office:value="0" calcext:value-type="float">
            <text:p>0,00</text:p>
          </table:table-cell>
          <table:table-cell/>
          <table:table-cell table:formula="of:=[.G24]+[.D25]-[.F25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5]+[.C26]-[.D26]" office:value-type="float" office:value="0" calcext:value-type="float">
            <text:p>0,00</text:p>
          </table:table-cell>
          <table:table-cell/>
          <table:table-cell table:formula="of:=[.G25]+[.D26]-[.F26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6]+[.C27]-[.D27]" office:value-type="float" office:value="0" calcext:value-type="float">
            <text:p>0,00</text:p>
          </table:table-cell>
          <table:table-cell/>
          <table:table-cell table:formula="of:=[.G26]+[.D27]-[.F27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7]+[.C28]-[.D28]" office:value-type="float" office:value="20500" calcext:value-type="float">
            <text:p>20.500,00</text:p>
          </table:table-cell>
          <table:table-cell/>
          <table:table-cell table:formula="of:=[.G27]+[.D28]-[.F28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8]+[.D29]-[.F29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formula="of:=[.E28]+[.C30]-[.D30]" office:value-type="float" office:value="0" calcext:value-type="float">
            <text:p>0,00</text:p>
          </table:table-cell>
          <table:table-cell/>
          <table:table-cell table:formula="of:=[.G29]+[.D30]-[.F30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30]+[.C31]-[.D31]" office:value-type="float" office:value="0" calcext:value-type="float">
            <text:p>0,00</text:p>
          </table:table-cell>
          <table:table-cell office:value-type="float" office:value="2495.71" calcext:value-type="float">
            <text:p>2.495,71</text:p>
          </table:table-cell>
          <table:table-cell table:formula="of:=[.G30]+[.D31]-[.F31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/>
          <table:table-cell table:formula="of:=[.E31]+[.C32]-[.D32]" office:value-type="float" office:value="0" calcext:value-type="float">
            <text:p>0,00</text:p>
          </table:table-cell>
          <table:table-cell office:value-type="float" office:value="6000" calcext:value-type="float">
            <text:p>6.000,00</text:p>
          </table:table-cell>
          <table:table-cell table:formula="of:=[.G31]+[.D32]-[.F32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2]+[.C33]-[.D33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formula="of:=[.G32]+[.D33]-[.F33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3]+[.C34]-[.D34]" office:value-type="float" office:value="0" calcext:value-type="float">
            <text:p>0,00</text:p>
          </table:table-cell>
          <table:table-cell office:value-type="float" office:value="5000" calcext:value-type="float">
            <text:p>5.000,00</text:p>
          </table:table-cell>
          <table:table-cell table:formula="of:=[.G33]+[.D34]-[.F34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 table:number-columns-repeated="2"/>
          <table:table-cell/>
          <table:table-cell table:formula="of:=[.E34]+[.C35]-[.D35]" office:value-type="float" office:value="0" calcext:value-type="float">
            <text:p>0,00</text:p>
          </table:table-cell>
          <table:table-cell/>
          <table:table-cell table:formula="of:=[.G34]+[.D35]-[.F35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/>
          <table:table-cell table:style-name="ce63"/>
          <table:table-cell/>
          <table:table-cell table:formula="of:=[.E35]+[.C36]-[.D36]" office:value-type="float" office:value="0" calcext:value-type="float">
            <text:p>0,00</text:p>
          </table:table-cell>
          <table:table-cell/>
          <table:table-cell table:formula="of:=[.G35]+[.D36]-[.F36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36]+[.C37]-[.D37]" office:value-type="float" office:value="0" calcext:value-type="float">
            <text:p>0,00</text:p>
          </table:table-cell>
          <table:table-cell/>
          <table:table-cell table:formula="of:=[.G36]+[.D37]-[.F37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/>
          <table:table-cell table:formula="of:=[.E37]+[.C38]-[.D38]" office:value-type="float" office:value="22550" calcext:value-type="float">
            <text:p>22.550,00</text:p>
          </table:table-cell>
          <table:table-cell/>
          <table:table-cell table:formula="of:=[.G37]+[.D38]-[.F38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8]+[.D39]-[.F3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2550" calcext:value-type="float">
            <text:p>22.550,00</text:p>
          </table:table-cell>
          <table:table-cell table:formula="of:=[.E38]+[.C40]-[.D40]" office:value-type="float" office:value="0" calcext:value-type="float">
            <text:p>0,00</text:p>
          </table:table-cell>
          <table:table-cell/>
          <table:table-cell table:formula="of:=[.G39]+[.D40]-[.F40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0]+[.C41]-[.D41]" office:value-type="float" office:value="0" calcext:value-type="float">
            <text:p>0,00</text:p>
          </table:table-cell>
          <table:table-cell/>
          <table:table-cell table:formula="of:=[.G40]+[.D41]-[.F41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office:value-type="float" office:value="25000" calcext:value-type="float">
            <text:p>25.000,00</text:p>
          </table:table-cell>
          <table:table-cell/>
          <table:table-cell table:formula="of:=[.E41]+[.C42]-[.D42]" office:value-type="float" office:value="25000" calcext:value-type="float">
            <text:p>25.000,00</text:p>
          </table:table-cell>
          <table:table-cell/>
          <table:table-cell table:formula="of:=[.G41]+[.D42]-[.F42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42]+[.D43]-[.F43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2]+[.C44]-[.D44]" office:value-type="float" office:value="0" calcext:value-type="float">
            <text:p>0,00</text:p>
          </table:table-cell>
          <table:table-cell/>
          <table:table-cell table:formula="of:=[.G43]+[.D44]-[.F44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4]+[.C45]-[.D45]" office:value-type="float" office:value="0" calcext:value-type="float">
            <text:p>0,00</text:p>
          </table:table-cell>
          <table:table-cell/>
          <table:table-cell table:formula="of:=[.G44]+[.D45]-[.F45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office:value-type="float" office:value="27500" calcext:value-type="float">
            <text:p>27.500,00</text:p>
          </table:table-cell>
          <table:table-cell/>
          <table:table-cell table:formula="of:=[.E45]+[.C46]-[.D46]" office:value-type="float" office:value="27500" calcext:value-type="float">
            <text:p>27.500,00</text:p>
          </table:table-cell>
          <table:table-cell/>
          <table:table-cell table:formula="of:=[.G45]+[.D46]-[.F46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46]+[.D47]-[.F47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7500" calcext:value-type="float">
            <text:p>27.500,00</text:p>
          </table:table-cell>
          <table:table-cell table:formula="of:=[.E46]+[.C48]-[.D48]" office:value-type="float" office:value="0" calcext:value-type="float">
            <text:p>0,00</text:p>
          </table:table-cell>
          <table:table-cell/>
          <table:table-cell table:formula="of:=[.G47]+[.D48]-[.F48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8]+[.C49]-[.D49]" office:value-type="float" office:value="0" calcext:value-type="float">
            <text:p>0,00</text:p>
          </table:table-cell>
          <table:table-cell/>
          <table:table-cell table:formula="of:=[.G48]+[.D49]-[.F49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/>
          <table:table-cell table:formula="of:=[.E49]+[.C50]-[.D50]" office:value-type="float" office:value="32500" calcext:value-type="float">
            <text:p>32.500,00</text:p>
          </table:table-cell>
          <table:table-cell/>
          <table:table-cell table:formula="of:=[.G49]+[.D50]-[.F50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50]+[.D51]-[.F51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51]+[.D52]-[.F52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52]+[.D53]-[.F53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53]+[.D54]-[.F54]" office:value-type="float" office:value="140758.86" calcext:value-type="float">
            <text:p>140.758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54]+[.D55]-[.F55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5]+[.D56]-[.F56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6]+[.D57]-[.F57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7]+[.D58]-[.F58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8]+[.D59]-[.F59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9 – 31-08-2020 kira bedeli %22 artış</text:p>
          </table:table-cell>
          <table:table-cell office:value-type="float" office:value="39000" calcext:value-type="float">
            <text:p>39.000,00</text:p>
          </table:table-cell>
          <table:table-cell table:number-columns-repeated="3"/>
          <table:table-cell table:formula="of:=[.G59]+[.D60]-[.F60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39000" calcext:value-type="float">
            <text:p>39.000,00</text:p>
          </table:table-cell>
          <table:table-cell table:number-columns-repeated="2"/>
          <table:table-cell table:formula="of:=[.G60]+[.D61]-[.F6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61]+[.D62]-[.F62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62]+[.D63]-[.F63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gaz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8])" office:value-type="float" office:value="23000" calcext:value-type="float">
            <text:p>23.000,00</text:p>
          </table:table-cell>
          <table:table-cell table:style-name="ce72" table:formula="of:=SUM([.G4:.G48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7">
          <table:table-cell table:style-name="ce66"/>
          <table:table-cell table:number-columns-repeated="7"/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2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2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2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2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2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2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2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2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2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column table:style-name="co15" table:number-columns-repeated="2" table:default-cell-style-name="Default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3])" office:value-type="float" office:value="135780" calcext:value-type="float">
            <text:p>135.780,00</text:p>
          </table:table-cell>
          <table:table-cell table:style-name="ce72" table:formula="of:=SUM([.G4:.G53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 table:number-columns-repeated="2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7"/>
          <table:table-cell table:formula="of:=[.H12]+[.F11]-[.G1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3]+[.F12]-[.G12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4]+[.F13]-[.G13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5]+[.F14]-[.G14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6]+[.F15]-[.G15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17]+[.F16]-[.G16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18]+[.F17]-[.G17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9]+[.F18]-[.G18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20]+[.F19]-[.G19]" office:value-type="float" office:value="26380" calcext:value-type="float">
            <text:p>26.3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21]+[.F20]-[.G2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22]+[.F21]-[.G21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  <table:table-cell/>
          <table:table-cell office:value-type="float" office:value="19686" calcext:value-type="float">
            <text:p>19686</text:p>
          </table:table-cell>
        </table:table-row>
        <table:table-row table:style-name="ro2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  <table:table-cell/>
          <table:table-cell table:formula="of:=[.J23]*[.J24]/100" office:value-type="float" office:value="6693.24" calcext:value-type="float">
            <text:p>6693,24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  <table:table-cell/>
          <table:table-cell table:formula="of:=[.J25]+[.J23]" office:value-type="float" office:value="26379.24" calcext:value-type="float">
            <text:p>26379,24</text:p>
          </table:table-cell>
        </table:table-row>
        <table:table-row table:style-name="ro2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0]+[.F29]-[.G29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1]+[.F40]-[.G40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9]+[.F48]-[.G48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  <table:table-cell table:number-columns-repeated="2"/>
        </table:table-row>
        <table:table-row table:style-name="ro2" table:number-rows-repeated="104852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Mlngaz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5" table:number-columns-repeated="2" table:default-cell-style-name="ce15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66])" office:value-type="float" office:value="29720" calcext:value-type="float">
            <text:p>29.720,00</text:p>
          </table:table-cell>
          <table:table-cell table:style-name="ce72" table:formula="of:=SUM([.G4:.G66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0">
          <table:table-cell table:number-columns-repeated="8"/>
        </table:table-row>
        <table:table-row table:style-name="ro2">
          <table:table-cell table:number-columns-repeated="7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17]+[.F16]-[.G16]" office:value-type="float" office:value="6770" calcext:value-type="float">
            <text:p>6.770,00</text:p>
          </table:table-cell>
        </table:table-row>
        <table:table-row table:style-name="ro2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18]+[.F17]-[.G17]" office:value-type="float" office:value="8520" calcext:value-type="float">
            <text:p>8.52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2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2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2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İDER" table:style-name="ta1">
        <table:table-column table:style-name="co15" table:default-cell-style-name="ce75"/>
        <table:table-column table:style-name="co15" table:number-columns-repeated="4" table:default-cell-style-name="Default"/>
        <table:table-row table:style-name="ro2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2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5" table:number-columns-repeated="4"/>
        </table:table-row>
        <table:table-row table:style-name="ro2">
          <table:table-cell/>
          <table:table-cell table:style-name="ce15" table:number-columns-repeated="3"/>
          <table:table-cell table:style-name="ce20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elanik" table:style-name="ta1">
        <table:table-column table:style-name="co26" table:default-cell-style-name="ce78"/>
        <table:table-column table:style-name="co27" table:default-cell-style-name="ce81"/>
        <table:table-column table:style-name="co28" table:default-cell-style-name="ce79"/>
        <table:table-column table:style-name="co15" table:number-columns-repeated="2" table:default-cell-style-name="ce79"/>
        <table:table-column table:style-name="co15" table:default-cell-style-name="ce76"/>
        <table:table-column table:style-name="co27" table:default-cell-style-name="ce76"/>
        <table:table-column table:style-name="co15" table:default-cell-style-name="Default"/>
        <table:table-row table:style-name="ro5">
          <table:table-cell/>
          <table:table-cell table:style-name="ce79"/>
          <table:table-cell office:value-type="string" calcext:value-type="string">
            <text:p>DOĞUŞ – SANAYİ HESAP</text:p>
          </table:table-cell>
          <table:table-cell office:value-type="string" calcext:value-type="string">
            <text:p>GİRİŞ</text:p>
          </table:table-cell>
          <table:table-cell office:value-type="string" calcext:value-type="string">
            <text:p>ÇIKIŞ</text:p>
          </table:table-cell>
          <table:table-cell/>
          <table:table-cell table:style-name="ce79"/>
          <table:table-cell/>
        </table:table-row>
        <table:table-row table:style-name="ro5" table:number-rows-repeated="4">
          <table:table-cell/>
          <table:table-cell table:style-name="ce79"/>
          <table:table-cell table:number-columns-repeated="4"/>
          <table:table-cell table:style-name="ce79"/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85"/>
          <table:table-cell/>
        </table:table-row>
        <table:table-row table:style-name="ro5">
          <table:table-cell/>
          <table:table-cell table:style-name="ce79" office:value-type="string" calcext:value-type="string">
            <text:p>2018 sonu</text:p>
          </table:table-cell>
          <table:table-cell office:value-type="string" calcext:value-type="string">
            <text:p>doğuş alacaklı</text:p>
          </table:table-cell>
          <table:table-cell table:number-columns-repeated="3"/>
          <table:table-cell table:style-name="ce77" table:formula="of:=[.G8]-[.D7]+[.E7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9]-[.D8]+[.E8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0]-[.D9]+[.E9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1]-[.D10]+[.E10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2]-[.D11]+[.E11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3]-[.D12]+[.E12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4]-[.D13]+[.E13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5]-[.D14]+[.E14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6]-[.D15]+[.E15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7]-[.D16]+[.E16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8]-[.D17]+[.E17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19]-[.D18]+[.E18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office:value-type="date" office:date-value="2019-09-29" calcext:value-type="date">
            <text:p>29.09.2019</text:p>
          </table:table-cell>
          <table:table-cell office:value-type="string" calcext:value-type="string">
            <text:p>ali balcıya işbank hesaptan</text:p>
          </table:table-cell>
          <table:table-cell/>
          <table:table-cell office:value-type="float" office:value="14035" calcext:value-type="float">
            <text:p>14035</text:p>
          </table:table-cell>
          <table:table-cell/>
          <table:table-cell table:style-name="ce77" table:formula="of:=[.G20]-[.D19]+[.E19]" office:value-type="float" office:value="144775.16" calcext:value-type="float">
            <text:p>144.775,16</text:p>
          </table:table-cell>
          <table:table-cell/>
        </table:table-row>
        <table:table-row table:style-name="ro5">
          <table:table-cell/>
          <table:table-cell office:value-type="date" office:date-value="2019-09-26" calcext:value-type="date">
            <text:p>26.09.2019</text:p>
          </table:table-cell>
          <table:table-cell office:value-type="string" calcext:value-type="string">
            <text:p>toyota bobin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style-name="ce77" table:formula="of:=[.G21]-[.D20]+[.E20]" office:value-type="float" office:value="130740.16" calcext:value-type="float">
            <text:p>130.740,16</text:p>
          </table:table-cell>
          <table:table-cell/>
        </table:table-row>
        <table:table-row table:style-name="ro5">
          <table:table-cell/>
          <table:table-cell office:value-type="date" office:date-value="2019-09-25" calcext:value-type="date">
            <text:p>25.09.2019</text:p>
          </table:table-cell>
          <table:table-cell office:value-type="string" calcext:value-type="string">
            <text:p>toyota gaz benzin kk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77" table:formula="of:=[.G22]-[.D21]+[.E21]" office:value-type="float" office:value="130575.16" calcext:value-type="float">
            <text:p>130.575,16</text:p>
          </table:table-cell>
          <table:table-cell/>
        </table:table-row>
        <table:table-row table:style-name="ro5">
          <table:table-cell/>
          <table:table-cell office:value-type="date" office:date-value="2019-09-24" calcext:value-type="date">
            <text:p>24.09.2019</text:p>
          </table:table-cell>
          <table:table-cell office:value-type="string" calcext:value-type="string">
            <text:p>ford mazot sivas kk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23]-[.D22]+[.E22]" office:value-type="float" office:value="130425.16" calcext:value-type="float">
            <text:p>130.425,16</text:p>
          </table:table-cell>
          <table:table-cell/>
        </table:table-row>
        <table:table-row table:style-name="ro5">
          <table:table-cell/>
          <table:table-cell office:value-type="date" office:date-value="2019-09-20" calcext:value-type="date">
            <text:p>20.09.2019</text:p>
          </table:table-cell>
          <table:table-cell office:value-type="string" calcext:value-type="string">
            <text:p>aliye nakit fabrik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style-name="ce77" table:formula="of:=[.G24]-[.D23]+[.E23]" office:value-type="float" office:value="130325.16" calcext:value-type="float">
            <text:p>130.32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liye nakit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table:style-name="ce77" table:formula="of:=[.G25]-[.D24]+[.E24]" office:value-type="float" office:value="127325.16" calcext:value-type="float">
            <text:p>127.325,16</text:p>
          </table:table-cell>
          <table:table-cell/>
        </table:table-row>
        <table:table-row table:style-name="ro5">
          <table:table-cell/>
          <table:table-cell office:value-type="date" office:date-value="2019-09-18" calcext:value-type="date">
            <text:p>18.09.2019</text:p>
          </table:table-cell>
          <table:table-cell office:value-type="string" calcext:value-type="string">
            <text:p>ziraat kredi</text:p>
          </table:table-cell>
          <table:table-cell/>
          <table:table-cell office:value-type="float" office:value="3645" calcext:value-type="float">
            <text:p>3645</text:p>
          </table:table-cell>
          <table:table-cell/>
          <table:table-cell table:style-name="ce77" table:formula="of:=[.G26]-[.D25]+[.E25]" office:value-type="float" office:value="126470.16" calcext:value-type="float">
            <text:p>126.470,16</text:p>
          </table:table-cell>
          <table:table-cell/>
        </table:table-row>
        <table:table-row table:style-name="ro5">
          <table:table-cell/>
          <table:table-cell office:value-type="date" office:date-value="2019-09-12" calcext:value-type="date">
            <text:p>12.09.2019</text:p>
          </table:table-cell>
          <table:table-cell office:value-type="string" calcext:value-type="string">
            <text:p>aliden nakit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77" table:formula="of:=[.G27]-[.D26]+[.E26]" office:value-type="float" office:value="122825.16" calcext:value-type="float">
            <text:p>122.825,16</text:p>
          </table:table-cell>
          <table:table-cell/>
        </table:table-row>
        <table:table-row table:style-name="ro5">
          <table:table-cell/>
          <table:table-cell office:value-type="date" office:date-value="2019-09-12" calcext:value-type="date">
            <text:p>12.09.2019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77" table:formula="of:=[.G28]-[.D27]+[.E27]" office:value-type="float" office:value="123025.16" calcext:value-type="float">
            <text:p>123.025,16</text:p>
          </table:table-cell>
          <table:table-cell/>
        </table:table-row>
        <table:table-row table:style-name="ro5">
          <table:table-cell/>
          <table:table-cell office:value-type="date" office:date-value="2019-08-10" calcext:value-type="date">
            <text:p>10.08.2019</text:p>
          </table:table-cell>
          <table:table-cell office:value-type="string" calcext:value-type="string">
            <text:p>toyota radyatör nakily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7" table:formula="of:=[.G29]-[.D28]+[.E28]" office:value-type="float" office:value="122825.16" calcext:value-type="float">
            <text:p>122.82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fırıldakçı ercan mezar parası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77" table:formula="of:=[.G30]-[.D29]+[.E29]" office:value-type="float" office:value="122775.16" calcext:value-type="float">
            <text:p>122.77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sarıca ya verile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7" table:formula="of:=[.G31]-[.D30]+[.E30]" office:value-type="float" office:value="123175.16" calcext:value-type="float">
            <text:p>123.17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hmet selimoğlu meza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77" table:formula="of:=[.G32]-[.D31]+[.E31]" office:value-type="float" office:value="122675.16" calcext:value-type="float">
            <text:p>122.675,16</text:p>
          </table:table-cell>
          <table:table-cell/>
        </table:table-row>
        <table:table-row table:style-name="ro5">
          <table:table-cell/>
          <table:table-cell office:value-type="date" office:date-value="2019-07-31" calcext:value-type="date">
            <text:p>31.07.2019</text:p>
          </table:table-cell>
          <table:table-cell office:value-type="string" calcext:value-type="string">
            <text:p>fırıldakçı ercan mezar parası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77" table:formula="of:=[.G33]-[.D32]+[.E32]" office:value-type="float" office:value="124175.16" calcext:value-type="float">
            <text:p>124.17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dem kesici senet 6400</text:p>
          </table:table-cell>
          <table:table-cell table:number-columns-repeated="3"/>
          <table:table-cell table:style-name="ce77" table:formula="of:=[.G34]-[.D33]+[.E33]" office:value-type="float" office:value="124675.16" calcext:value-type="float">
            <text:p>124.675,16</text:p>
          </table:table-cell>
          <table:table-cell/>
        </table:table-row>
        <table:table-row table:style-name="ro5">
          <table:table-cell/>
          <table:table-cell office:value-type="date" office:date-value="2019-07-30" calcext:value-type="date">
            <text:p>30.07.2019</text:p>
          </table:table-cell>
          <table:table-cell office:value-type="string" calcext:value-type="string">
            <text:p>atila vakıfbank kira özge kahraman</text:p>
          </table:table-cell>
          <table:table-cell/>
          <table:table-cell office:value-type="float" office:value="1750" calcext:value-type="float">
            <text:p>1750</text:p>
          </table:table-cell>
          <table:table-cell/>
          <table:table-cell table:style-name="ce77" table:formula="of:=[.G35]-[.D34]+[.E34]" office:value-type="float" office:value="124675.16" calcext:value-type="float">
            <text:p>124.67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Toyota temmuz pulu maliye</text:p>
          </table:table-cell>
          <table:table-cell table:number-columns-repeated="3"/>
          <table:table-cell table:style-name="ce77" table:formula="of:=[.G36]-[.D35]+[.E35]" office:value-type="float" office:value="122925.16" calcext:value-type="float">
            <text:p>122.92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Toyota ocak pulu maliye</text:p>
          </table:table-cell>
          <table:table-cell table:number-columns-repeated="3"/>
          <table:table-cell table:style-name="ce77" table:formula="of:=[.G37]-[.D36]+[.E36]" office:value-type="float" office:value="122925.16" calcext:value-type="float">
            <text:p>122.92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liye <text:s/>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38]-[.D37]+[.E37]" office:value-type="float" office:value="122925.16" calcext:value-type="float">
            <text:p>122.925,16</text:p>
          </table:table-cell>
          <table:table-cell/>
        </table:table-row>
        <table:table-row table:style-name="ro5">
          <table:table-cell/>
          <table:table-cell office:value-type="date" office:date-value="2019-07-25" calcext:value-type="date">
            <text:p>25.07.2019</text:p>
          </table:table-cell>
          <table:table-cell office:value-type="string" calcext:value-type="string">
            <text:p>Mustafa 2 usta bilet parası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77" table:formula="of:=[.G39]-[.D38]+[.E38]" office:value-type="float" office:value="122825.16" calcext:value-type="float">
            <text:p>122.825,16</text:p>
          </table:table-cell>
          <table:table-cell/>
        </table:table-row>
        <table:table-row table:style-name="ro5">
          <table:table-cell/>
          <table:table-cell office:value-type="date" office:date-value="2019-07-03" calcext:value-type="date">
            <text:p>03.07.2019</text:p>
          </table:table-cell>
          <table:table-cell office:value-type="string" calcext:value-type="string">
            <text:p>atla vakıfbank hesabına kiracı adem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style-name="ce77" table:formula="of:=[.G40]-[.D39]+[.E39]" office:value-type="float" office:value="122545.16" calcext:value-type="float">
            <text:p>122.545,16</text:p>
          </table:table-cell>
          <table:table-cell/>
        </table:table-row>
        <table:table-row table:style-name="ro5">
          <table:table-cell/>
          <table:table-cell office:value-type="date" office:date-value="2019-04-08" calcext:value-type="date">
            <text:p>08.04.2019</text:p>
          </table:table-cell>
          <table:table-cell office:value-type="string" calcext:value-type="string">
            <text:p>aliye kiracı dursun durmuş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style-name="ce77" table:formula="of:=[.G41]-[.D40]+[.E40]" office:value-type="float" office:value="102545.16" calcext:value-type="float">
            <text:p>102.54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mustafa radyatör tamiri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77" table:formula="of:=[.G42]-[.D41]+[.E41]" office:value-type="float" office:value="100545.16" calcext:value-type="float">
            <text:p>100.54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mustafa ocak sigara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7" table:formula="of:=[.G43]-[.D42]+[.E42]" office:value-type="float" office:value="100395.16" calcext:value-type="float">
            <text:p>100.395,16</text:p>
          </table:table-cell>
          <table:table-cell/>
        </table:table-row>
        <table:table-row table:style-name="ro5">
          <table:table-cell/>
          <table:table-cell office:value-type="date" office:date-value="2019-03-30" calcext:value-type="date">
            <text:p>30.03.2019</text:p>
          </table:table-cell>
          <table:table-cell office:value-type="string" calcext:value-type="string">
            <text:p>ocakçı atila aradı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44]-[.D43]+[.E43]" office:value-type="float" office:value="100340.16" calcext:value-type="float">
            <text:p>100.3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kk murat tic seramik boyacı faruk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45]-[.D44]+[.E44]" office:value-type="float" office:value="100240.16" calcext:value-type="float">
            <text:p>100.2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kk benzinci 80 m2 seramik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table:style-name="ce77" table:formula="of:=[.G46]-[.D45]+[.E45]" office:value-type="float" office:value="100140.16" calcext:value-type="float">
            <text:p>100.1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şubat iş kredi</text:p>
          </table:table-cell>
          <table:table-cell/>
          <table:table-cell office:value-type="float" office:value="3486" calcext:value-type="float">
            <text:p>3486</text:p>
          </table:table-cell>
          <table:table-cell/>
          <table:table-cell table:style-name="ce77" table:formula="of:=[.G47]-[.D46]+[.E46]" office:value-type="float" office:value="98540.16" calcext:value-type="float">
            <text:p>98.5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dursun ankara ocakçı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77" table:formula="of:=[.G48]-[.D47]+[.E47]" office:value-type="float" office:value="95054.16" calcext:value-type="float">
            <text:p>95.054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49]-[.D48]+[.E48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table:style-name="ce79" office:value-type="string" calcext:value-type="string">
            <text:p>2018 sonu</text:p>
          </table:table-cell>
          <table:table-cell office:value-type="string" calcext:value-type="string">
            <text:p>doğuş alacaklı</text:p>
          </table:table-cell>
          <table:table-cell table:number-columns-repeated="3"/>
          <table:table-cell table:style-name="ce214" table:formula="of:=[.G50]-[.D49]+[.E49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formula="of:=[.G51]-[.D50]+[.E50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Doğuş işbank kredi ödemesi 12.ay</text:p>
          </table:table-cell>
          <table:table-cell/>
          <table:table-cell office:value-type="float" office:value="3344.12" calcext:value-type="float">
            <text:p>3344,12</text:p>
          </table:table-cell>
          <table:table-cell/>
          <table:table-cell table:formula="of:=[.G52]-[.D51]+[.E51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Ali Balcıdan nakit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table:formula="of:=[.G53]-[.D52]+[.E52]" office:value-type="float" office:value="90710.04" calcext:value-type="float">
            <text:p>90.710,04</text:p>
          </table:table-cell>
          <table:table-cell/>
        </table:table-row>
        <table:table-row table:style-name="ro5">
          <table:table-cell/>
          <table:table-cell office:value-type="date" office:date-value="2018-12-11" calcext:value-type="date">
            <text:p>11.12.2018</text:p>
          </table:table-cell>
          <table:table-cell office:value-type="string" calcext:value-type="string">
            <text:p>Ali Balcıya sezai hesabına yatırılan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formula="of:=[.G54]-[.D53]+[.E53]" office:value-type="float" office:value="94110.04" calcext:value-type="float">
            <text:p>94.110,04</text:p>
          </table:table-cell>
          <table:table-cell/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imar barışı atila daire maliyeye yatan</text:p>
          </table:table-cell>
          <table:table-cell/>
          <table:table-cell office:value-type="float" office:value="8466.82" calcext:value-type="float">
            <text:p>8466,82</text:p>
          </table:table-cell>
          <table:table-cell/>
          <table:table-cell table:formula="of:=[.G55]-[.D54]+[.E54]" office:value-type="float" office:value="79110.04" calcext:value-type="float">
            <text:p>79.110,04</text:p>
          </table:table-cell>
          <table:table-cell/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ali balcıy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formula="of:=[.G56]-[.D55]+[.E55]" office:value-type="float" office:value="70643.22" calcext:value-type="float">
            <text:p>70.643,22</text:p>
          </table:table-cell>
          <table:table-cell/>
        </table:table-row>
        <table:table-row table:style-name="ro5">
          <table:table-cell/>
          <table:table-cell office:value-type="date" office:date-value="2018-11-28" calcext:value-type="date">
            <text:p>28.11.2018</text:p>
          </table:table-cell>
          <table:table-cell office:value-type="string" calcext:value-type="string">
            <text:p>mehmet ünveroğlu 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58]-[.D56]+[.E56]" office:value-type="float" office:value="67643.22" calcext:value-type="float">
            <text:p>67.643,22</text:p>
          </table:table-cell>
          <table:table-cell/>
        </table:table-row>
        <table:table-row table:style-name="ro5">
          <table:table-cell/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atila havale ANKARA pnomatik hortum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[.G55]-[.D57]+[.E57]" office:value-type="float" office:value="70940.22" calcext:value-type="float">
            <text:p>70.940,22</text:p>
          </table:table-cell>
          <table:table-cell/>
        </table:table-row>
        <table:table-row table:style-name="ro5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[.G59]-[.D58]+[.E58]" office:value-type="float" office:value="70643.22" calcext:value-type="float">
            <text:p>70.643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[.G60]-[.D59]+[.E59]" office:value-type="float" office:value="70143.22" calcext:value-type="float">
            <text:p>70.143,22</text:p>
          </table:table-cell>
          <table:table-cell/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 okay taş</text:p>
          </table:table-cell>
          <table:table-cell table:style-name="Default"/>
          <table:table-cell office:value-type="float" office:value="7505" calcext:value-type="float">
            <text:p>7505</text:p>
          </table:table-cell>
          <table:table-cell/>
          <table:table-cell table:formula="of:=[.G61]-[.D60]+[.E60]" office:value-type="float" office:value="62143.22" calcext:value-type="float">
            <text:p>62.143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bankada nkt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62]-[.D61]+[.E61]" office:value-type="float" office:value="54638.22" calcext:value-type="float">
            <text:p>54.6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63]-[.D62]+[.E62]" office:value-type="float" office:value="37138.22" calcext:value-type="float">
            <text:p>37.1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64]-[.D63]+[.E63]" office:value-type="float" office:value="18938.22" calcext:value-type="float">
            <text:p>18.9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65]-[.D64]+[.E64]" office:value-type="float" office:value="1938.22" calcext:value-type="float">
            <text:p>1.9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66]-[.D65]+[.E65]" office:value-type="float" office:value="-8061.78" calcext:value-type="float">
            <text:p>-8.061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67]-[.D66]+[.E66]" office:value-type="float" office:value="-11061.78" calcext:value-type="float">
            <text:p>-11.061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68]-[.D67]+[.E67]" office:value-type="float" office:value="-14063.78" calcext:value-type="float">
            <text:p>-14.06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69]-[.D68]+[.E68]" office:value-type="float" office:value="-15068.78" calcext:value-type="float">
            <text:p>-15.06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70]-[.D69]+[.E69]" office:value-type="float" office:value="-35068.78" calcext:value-type="float">
            <text:p>-35.06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71]-[.D70]+[.E70]" office:value-type="float" office:value="-36073.78" calcext:value-type="float">
            <text:p>-36.07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72]-[.D71]+[.E71]" office:value-type="float" office:value="-36858.78" calcext:value-type="float">
            <text:p>-36.85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table:style-name="ce79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73]-[.D72]+[.E72]" office:value-type="float" office:value="-66858.78" calcext:value-type="float">
            <text:p>-66.85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74]-[.D73]+[.E73]" office:value-type="float" office:value="-68863.78" calcext:value-type="float">
            <text:p>-68.86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75]-[.D74]+[.E74]" office:value-type="float" office:value="136136.22" calcext:value-type="float">
            <text:p>136.136,22</text:p>
          </table:table-cell>
          <table:table-cell/>
        </table:table-row>
        <table:table-row table:style-name="ro5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76]-[.D75]+[.E75]" office:value-type="float" office:value="136136.22" calcext:value-type="float">
            <text:p>136.13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77]-[.D76]+[.E76]" office:value-type="float" office:value="139136.22" calcext:value-type="float">
            <text:p>139.13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79"/>
          <table:table-cell table:formula="of:=[.G78]-[.D77]+[.E77]" office:value-type="float" office:value="137956.22" calcext:value-type="float">
            <text:p>137.95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79"/>
          <table:table-cell table:formula="of:=[.G79]-[.D78]+[.E78]" office:value-type="float" office:value="137030.22" calcext:value-type="float">
            <text:p>137.030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79"/>
          <table:table-cell table:formula="of:=[.G80]-[.D79]+[.E79]" office:value-type="float" office:value="136733.11" calcext:value-type="float">
            <text:p>136.733,11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79"/>
          <table:table-cell table:formula="of:=[.G81]-[.D80]+[.E80]" office:value-type="float" office:value="136573.11" calcext:value-type="float">
            <text:p>136.573,11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79"/>
          <table:table-cell table:formula="of:=[.G82]-[.D81]+[.E81]" office:value-type="float" office:value="136544.16" calcext:value-type="float">
            <text:p>136.544,16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79"/>
          <table:table-cell table:formula="of:=[.G83]-[.D82]+[.E82]" office:value-type="float" office:value="136449.16" calcext:value-type="float">
            <text:p>136.449,16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79"/>
          <table:table-cell table:formula="of:=[.G84]-[.D83]+[.E83]" office:value-type="float" office:value="136080.43" calcext:value-type="float">
            <text:p>136.08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9"/>
          <table:table-cell table:formula="of:=[.G85]-[.D84]+[.E84]" office:value-type="float" office:value="136010.43" calcext:value-type="float">
            <text:p>136.0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79"/>
          <table:table-cell table:formula="of:=[.G86]-[.D85]+[.E85]" office:value-type="float" office:value="135910.43" calcext:value-type="float">
            <text:p>135.9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9"/>
          <table:table-cell table:formula="of:=[.G87]-[.D86]+[.E86]" office:value-type="float" office:value="135310.43" calcext:value-type="float">
            <text:p>135.3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79"/>
          <table:table-cell table:formula="of:=[.G88]-[.D87]+[.E87]" office:value-type="float" office:value="135810.43" calcext:value-type="float">
            <text:p>135.8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79"/>
          <table:table-cell table:formula="of:=[.G89]-[.D88]+[.E88]" office:value-type="float" office:value="137660.43" calcext:value-type="float">
            <text:p>137.66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79"/>
          <table:table-cell table:formula="of:=[.G90]-[.D89]+[.E89]" office:value-type="float" office:value="135760.43" calcext:value-type="float">
            <text:p>135.76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79"/>
          <table:table-cell table:formula="of:=[.G91]-[.D90]+[.E90]" office:value-type="float" office:value="134510.43" calcext:value-type="float">
            <text:p>134.5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9"/>
          <table:table-cell table:formula="of:=[.G92]-[.D91]+[.E91]" office:value-type="float" office:value="119510.43" calcext:value-type="float">
            <text:p>119.510,43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93]-[.D92]+[.E92]" office:value-type="float" office:value="118510.43" calcext:value-type="float">
            <text:p>118.510,43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20" office:value-type="float" office:value="118350.43" calcext:value-type="float">
            <text:p>118.350,43</text:p>
          </table:table-cell>
          <table:table-cell/>
          <table:table-cell table:formula="of:=[.G94]-[.D93]+[.E93]" office:value-type="float" office:value="118350.43" calcext:value-type="float">
            <text:p>118.350,43</text:p>
          </table:table-cell>
          <table:table-cell/>
        </table:table-row>
        <table:table-row table:style-name="ro5" table:number-rows-repeated="2">
          <table:table-cell table:style-name="ce80"/>
          <table:table-cell table:style-name="Default" table:number-columns-repeated="5"/>
          <table:table-cell table:number-columns-repeated="2"/>
        </table:table-row>
        <table:table-row table:style-name="ro5">
          <table:table-cell table:style-name="ce80"/>
          <table:table-cell table:style-name="ce83"/>
          <table:table-cell table:style-name="ce84" table:number-columns-repeated="4"/>
          <table:table-cell table:style-name="Default"/>
          <table:table-cell/>
        </table:table-row>
        <table:table-row table:style-name="ro2" table:number-rows-repeated="10">
          <table:table-cell table:style-name="ce80"/>
          <table:table-cell table:style-name="Default" table:number-columns-repeated="6"/>
          <table:table-cell/>
        </table:table-row>
        <table:table-row table:style-name="ro2">
          <table:table-cell table:style-name="ce80"/>
          <table:table-cell table:style-name="Default" table:number-columns-repeated="6"/>
          <table:table-cell/>
        </table:table-row>
      </table:table>
      <table:table table:name="DOĞUŞ son" table:style-name="ta1">
        <table:table-column table:style-name="co29" table:default-cell-style-name="ce87"/>
        <table:table-column table:style-name="co30" table:default-cell-style-name="ce88"/>
        <table:table-column table:style-name="co31" table:default-cell-style-name="ce94"/>
        <table:table-column table:style-name="co27" table:number-columns-repeated="2" table:default-cell-style-name="ce94"/>
        <table:table-column table:style-name="co32" table:default-cell-style-name="ce94"/>
        <table:table-column table:style-name="co33" table:default-cell-style-name="ce88"/>
        <table:table-column table:style-name="co34" table:number-columns-repeated="1000" table:default-cell-style-name="ce88"/>
        <table:table-column table:style-name="co34" table:number-columns-repeated="17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89" office:value-type="string" calcext:value-type="string">
            <text:p>kiraya aktarılan</text:p>
          </table:table-cell>
          <table:table-cell table:style-name="ce95" table:number-columns-repeated="2"/>
          <table:table-cell table:style-name="ce99" table:formula="of:=[.E3]+[.C2]+[.D2]" office:value-type="float" office:value="129473" calcext:value-type="float">
            <text:p>129.473,00</text:p>
          </table:table-cell>
          <table:table-cell table:style-name="ce105"/>
          <table:table-cell table:number-columns-repeated="1018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4]+[.C3]+[.D3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5]+[.C4]+[.D4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6]+[.C5]+[.D5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2011 emlak vergi</text:p>
          </table:table-cell>
          <table:table-cell/>
          <table:table-cell office:value-type="float" office:value="1862" calcext:value-type="float">
            <text:p>1.862,00</text:p>
          </table:table-cell>
          <table:table-cell table:style-name="ce100" table:formula="of:=[.E7]+[.C6]+[.D6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oğuş hesabı <text:s/>1/2</text:p>
          </table:table-cell>
          <table:table-cell/>
          <table:table-cell table:formula="of:=[$'DOĞUŞ son'.E28]/2" office:value-type="float" office:value="125266" calcext:value-type="float">
            <text:p>125.266,00</text:p>
          </table:table-cell>
          <table:table-cell table:style-name="ce100" table:formula="of:=[.E8]+[.C7]+[.D7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nazana ait esnaf koop aidat ödemesi <text:s text:c="4"/>15-2-2016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00" table:formula="of:=[.E9]+[.C8]+[.D8]" office:value-type="float" office:value="2345" calcext:value-type="float">
            <text:p>2.345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10]+[.C9]+[.D9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/>
          <table:table-cell table:style-name="ce91" office:value-type="string" calcext:value-type="string">
            <text:p>2013 2014 gelir vergisi farkı ankaradaki ev kira vergisi </text:p>
          </table:table-cell>
          <table:table-cell table:style-name="ce96"/>
          <table:table-cell table:style-name="ce96" office:value-type="float" office:value="1695" calcext:value-type="float">
            <text:p>1.695,00</text:p>
          </table:table-cell>
          <table:table-cell table:style-name="ce101" table:formula="of:=[.E11]+[.C10]+[.D10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92" office:value-type="string" calcext:value-type="string">
            <text:p>DOĞUŞ TİCARET KAPANIŞ HESABI</text:p>
          </table:table-cell>
          <table:table-cell table:style-name="ce95" table:number-columns-repeated="2"/>
          <table:table-cell table:style-name="ce99"/>
          <table:table-cell table:number-columns-repeated="1019"/>
        </table:table-row>
        <table:table-row table:style-name="ro5" table:number-rows-repeated="5">
          <table:table-cell/>
          <table:table-cell table:style-name="ce90"/>
          <table:table-cell table:number-columns-repeated="2"/>
          <table:table-cell table:style-name="ce100"/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nayi boya dükkan masrafı</text:p>
          </table:table-cell>
          <table:table-cell table:style-name="Default"/>
          <table:table-cell table:style-name="ce88" office:value-type="float" office:value="20000" calcext:value-type="float">
            <text:p>20000</text:p>
          </table:table-cell>
          <table:table-cell table:style-name="ce102" table:formula="of:=[.E17]+[.D18]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hacı bağkur borcu</text:p>
          </table:table-cell>
          <table:table-cell table:style-name="Default"/>
          <table:table-cell table:style-name="ce88" office:value-type="float" office:value="24710" calcext:value-type="float">
            <text:p>24710</text:p>
          </table:table-cell>
          <table:table-cell table:style-name="ce102" table:formula="of:=[.E18]+[.D19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Default"/>
          <table:table-cell table:style-name="ce88"/>
          <table:table-cell table:style-name="ce102" table:formula="of:=[.E19]+[.D20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tış kdv</text:p>
          </table:table-cell>
          <table:table-cell table:style-name="Default"/>
          <table:table-cell table:style-name="ce88" office:value-type="float" office:value="13750" calcext:value-type="float">
            <text:p>13750</text:p>
          </table:table-cell>
          <table:table-cell table:style-name="ce102" table:formula="of:=[.E20]+[.D21]" office:value-type="float" office:value="58460" calcext:value-type="float">
            <text:p>58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maliye vergi</text:p>
          </table:table-cell>
          <table:table-cell table:style-name="Default"/>
          <table:table-cell table:style-name="ce88" office:value-type="float" office:value="7000" calcext:value-type="float">
            <text:p>7000</text:p>
          </table:table-cell>
          <table:table-cell table:style-name="ce102" table:formula="of:=[.E21]+[.D22]" office:value-type="float" office:value="65460" calcext:value-type="float">
            <text:p>6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yanar</text:p>
          </table:table-cell>
          <table:table-cell table:style-name="Default"/>
          <table:table-cell table:style-name="ce88" office:value-type="float" office:value="170000" calcext:value-type="float">
            <text:p>170000</text:p>
          </table:table-cell>
          <table:table-cell table:style-name="ce102" table:formula="of:=[.E22]+[.D23]" office:value-type="float" office:value="235460" calcext:value-type="float">
            <text:p>23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iğer veresiye</text:p>
          </table:table-cell>
          <table:table-cell table:style-name="Default"/>
          <table:table-cell table:style-name="ce88" office:value-type="float" office:value="15072" calcext:value-type="float">
            <text:p>15072</text:p>
          </table:table-cell>
          <table:table-cell table:style-name="ce102" table:formula="of:=[.E23]+[.D24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4]+[.D25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5]+[.D26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oğuş 2017 de 250,000 TL borçla kapandı</text:p>
          </table:table-cell>
          <table:table-cell table:style-name="ce88" table:number-columns-repeated="2"/>
          <table:table-cell table:style-name="ce102" table:formula="of:=[.E26]+[.D27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3" table:formula="of:=[.E27]+[.D28]+[.C28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1" office:value-type="string" calcext:value-type="string">
            <text:p>ortakların doğuşa borcu ½</text:p>
          </table:table-cell>
          <table:table-cell table:style-name="ce98" table:number-columns-repeated="2"/>
          <table:table-cell table:style-name="ce104" table:formula="of:=[.E28]/2" office:value-type="float" office:value="125266" calcext:value-type="float">
            <text:p>12526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97" table:number-columns-repeated="7"/>
          <table:table-cell table:number-columns-repeated="1015"/>
        </table:table-row>
        <table:table-row table:style-name="ro5">
          <table:table-cell/>
          <table:table-cell table:style-name="ce15" table:number-columns-repeated="7"/>
          <table:table-cell table:style-name="ce9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2019 YILI SONU </text:p>
          </table:table-cell>
          <table:table-cell table:style-name="Default"/>
          <table:table-cell table:style-name="ce15" table:number-columns-repeated="5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NAZAN BALCI – DOĞUŞ – KİRA HESAP SONUÇLARI</text:p>
          </table:table-cell>
          <table:table-cell table:style-name="Default"/>
          <table:table-cell table:style-name="ce15" table:number-columns-repeated="5"/>
          <table:table-cell table:number-columns-repeated="1016"/>
        </table:table-row>
        <table:table-row table:style-name="ro5" table:number-rows-repeated="2">
          <table:table-cell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style-name="ce12" table:formula="of:=[.D37]-[.E37]" office:value-type="float" office:value="0" calcext:value-type="float">
            <text:p>0,00</text:p>
          </table:table-cell>
          <table:table-cell table:style-name="ce12"/>
          <table:table-cell table:style-name="ce15"/>
          <table:table-cell table:number-columns-repeated="1016"/>
        </table:table-row>
        <table:table-row table:style-name="ro3">
          <table:table-cell/>
          <table:table-cell table:style-name="ce12" office:value-type="string" calcext:value-type="string">
            <text:p>DOĞUŞ KAPANIŞTA NAZAN BALCININ BORCU</text:p>
          </table:table-cell>
          <table:table-cell table:style-name="Default"/>
          <table:table-cell table:style-name="ce12"/>
          <table:table-cell table:style-name="ce12" table:formula="of:=[.E2]" office:value-type="float" office:value="129473" calcext:value-type="float">
            <text:p>129.473,00</text:p>
          </table:table-cell>
          <table:table-cell table:style-name="ce12" table:formula="of:=[.F37]+[.D38]-[.E38]" office:value-type="float" office:value="-129473" calcext:value-type="float">
            <text:p>-129.473,00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3">
          <table:table-cell/>
          <table:table-cell table:style-name="ce12" office:value-type="string" calcext:value-type="string">
            <text:p>İsmail Balcı kira geliri (TPLM sayfasında)</text:p>
          </table:table-cell>
          <table:table-cell/>
          <table:table-cell office:value-type="float" office:value="61631" calcext:value-type="float">
            <text:p>61.631,00</text:p>
          </table:table-cell>
          <table:table-cell/>
          <table:table-cell table:style-name="ce12" table:formula="of:=[.F38]+[.D39]-[.E39]" office:value-type="float" office:value="-67842" calcext:value-type="float">
            <text:p>-67.842,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2019 sonu nazan balcının kalan borcu</text:p>
          </table:table-cell>
          <table:table-cell table:number-columns-repeated="3"/>
          <table:table-cell table:style-name="ce12" table:formula="of:=[.F39]+[.D40]-[.E40]" office:value-type="float" office:value="-67842" calcext:value-type="float">
            <text:p>-67.842,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35" table:formula="of:=[.F40]+[.D41]-[.E41]" office:value-type="float" office:value="-67842" calcext:value-type="float">
            <text:p>-67.842,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azan balcı doğuş kapandığında -67,000 TL doğuşa borçlu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nazan balcının ödeme gücü olmadığında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bu borç hacı murat balcının üzerine geçti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mb bu borca karşılık sanayi fabrika yerind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nazan balcı hissesinden borç oranında hisseyi üzerine aldı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2">
          <table:table-cell/>
          <table:table-cell table:style-name="ce15" table:number-columns-repeated="6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2019 YILI SONU 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DOĞUŞ HESAP SONUÇLARI</text:p>
          </table:table-cell>
          <table:table-cell table:style-name="ce15" table:number-columns-repeated="3"/>
          <table:table-cell table:style-name="ce42" office:value-type="string" calcext:value-type="string">
            <text:p>BAKİYE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table:number-columns-repeated="4"/>
          <table:table-cell table:style-name="ce12"/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hacının nazandan gelen doğuşa olan borcu</text:p>
          </table:table-cell>
          <table:table-cell table:style-name="ce15" table:number-columns-repeated="2"/>
          <table:table-cell table:style-name="ce233" table:formula="of:=[.F41]*-1" office:value-type="float" office:value="67842" calcext:value-type="float">
            <text:p>67.842,00</text:p>
          </table:table-cell>
          <table:table-cell table:style-name="ce12" table:formula="of:=[.F54]+[.D55]-[.E55]" office:value-type="float" office:value="-67842" calcext:value-type="float">
            <text:p>-67.842,00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hacının kapanışta doğuşa borcu</text:p>
          </table:table-cell>
          <table:table-cell table:style-name="ce15" table:number-columns-repeated="2"/>
          <table:table-cell table:style-name="ce15" table:formula="of:=[$'DOĞUŞ son'.E29]" office:value-type="float" office:value="125266" calcext:value-type="float">
            <text:p>125.266,00</text:p>
          </table:table-cell>
          <table:table-cell table:style-name="ce12" table:formula="of:=[.F55]+[.D56]-[.E56]" office:value-type="float" office:value="-193108" calcext:value-type="float">
            <text:p>-193.108,00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hacı kira hesabından alınan</text:p>
          </table:table-cell>
          <table:table-cell table:style-name="ce15"/>
          <table:table-cell table:style-name="ce15" table:formula="of:=[TPLM.F44]" office:value-type="float" office:value="84848.9" calcext:value-type="float">
            <text:p>84.848,90</text:p>
          </table:table-cell>
          <table:table-cell table:style-name="ce15"/>
          <table:table-cell table:style-name="ce12" table:formula="of:=[.F56]+[.D57]-[.E57]" office:value-type="float" office:value="-108259.1" calcext:value-type="float">
            <text:p>-108.259,10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table:number-columns-repeated="4"/>
          <table:table-cell table:style-name="ce12" table:formula="of:=[.F57]+[.D58]-[.E58]" office:value-type="float" office:value="-108259.1" calcext:value-type="float">
            <text:p>-108.259,10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ali ve atila balcı kira hesabından alınan</text:p>
          </table:table-cell>
          <table:table-cell table:style-name="ce15"/>
          <table:table-cell table:style-name="ce15" table:formula="of:=[TPLM.E64]" office:value-type="float" office:value="82110.74" calcext:value-type="float">
            <text:p>82.110,74</text:p>
          </table:table-cell>
          <table:table-cell table:style-name="ce15"/>
          <table:table-cell table:style-name="ce12" table:formula="of:=[.F58]+[.D59]-[.E59]" office:value-type="float" office:value="-26148.36" calcext:value-type="float">
            <text:p>-26.148,36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ayşe balcı kira hesabından alınan</text:p>
          </table:table-cell>
          <table:table-cell table:style-name="ce15"/>
          <table:table-cell table:style-name="ce15" table:formula="of:=[TPLM.F31]" office:value-type="float" office:value="28112.3" calcext:value-type="float">
            <text:p>28.112,30</text:p>
          </table:table-cell>
          <table:table-cell table:style-name="ce15"/>
          <table:table-cell table:style-name="ce12" table:formula="of:=[.F59]+[.D60]-[.E60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Default" table:number-columns-repeated="4"/>
          <table:table-cell table:style-name="ce12" table:formula="of:=[.F60]+[.D61]-[.E61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Default" office:value-type="string" calcext:value-type="string">
            <text:p>doğuş ticaret 2019 yılı sonu itibarı ile resmen kapandı</text:p>
          </table:table-cell>
          <table:table-cell table:style-name="Default" table:number-columns-repeated="3"/>
          <table:table-cell table:style-name="ce12" table:formula="of:=[.F61]+[.D62]-[.E62]" office:value-type="float" office:value="1963.94000000001" calcext:value-type="float">
            <text:p>1.963,94</text:p>
          </table:table-cell>
          <table:table-cell table:style-name="Default"/>
          <table:table-cell table:number-columns-repeated="1017"/>
        </table:table-row>
        <table:table-row table:style-name="ro3">
          <table:table-cell/>
          <table:table-cell table:style-name="Default" office:value-type="string" calcext:value-type="string">
            <text:p>12 aralık 2019 da işbank a ödenen son kredi taksidi ile </text:p>
          </table:table-cell>
          <table:table-cell table:style-name="Default" table:number-columns-repeated="3"/>
          <table:table-cell table:style-name="ce12" table:formula="of:=[.F62]+[.D63]-[.E63]" office:value-type="float" office:value="1963.94000000001" calcext:value-type="float">
            <text:p>1.963,94</text:p>
          </table:table-cell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hiçbir resmi işlemi kalmadı</text:p>
          </table:table-cell>
          <table:table-cell table:style-name="ce15" table:number-columns-repeated="3"/>
          <table:table-cell table:style-name="ce12" table:formula="of:=[.F63]+[.D64]-[.E64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Hmb 110,000 TL olan kapanış borcunu ödemek için selanik (ali-atila)</text:p>
          </table:table-cell>
          <table:table-cell table:style-name="ce15" table:number-columns-repeated="3"/>
          <table:table-cell table:style-name="ce12" table:formula="of:=[.F64]+[.D65]-[.E65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e ayşe balcının kira gelirleri olan 110,232 TL yi kullandı</text:p>
          </table:table-cell>
          <table:table-cell table:style-name="ce15" table:number-columns-repeated="3"/>
          <table:table-cell table:style-name="ce12" table:formula="of:=[.F65]+[.D66]-[.E66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<text:span text:style-name="T1">110,000 TL hacı murat balcı </text:span>tarafından alacıklalara ödenecek</text:p>
          </table:table-cell>
          <table:table-cell table:style-name="ce15" table:number-columns-repeated="3"/>
          <table:table-cell table:style-name="ce12" table:formula="of:=[.F66]+[.D67]-[.E67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table:number-columns-repeated="4"/>
          <table:table-cell table:style-name="ce12" table:formula="of:=[.F67]+[.D68]-[.E68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table:number-columns-repeated="4"/>
          <table:table-cell table:style-name="ce12" table:formula="of:=[.F68]+[.D69]-[.E69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table:number-columns-repeated="4"/>
          <table:table-cell table:style-name="ce12" table:formula="of:=[.F69]+[.D70]-[.E70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20" office:value-type="string" calcext:value-type="string">
            <text:p>2019 SONU DOĞUŞ TİCARET kasa</text:p>
          </table:table-cell>
          <table:table-cell table:style-name="ce15" table:number-columns-repeated="3"/>
          <table:table-cell table:style-name="ce12" table:formula="of:=[.F70]+[.D71]-[.E71]" office:value-type="float" office:value="1963.94000000001" calcext:value-type="float">
            <text:p>1.963,94</text:p>
          </table:table-cell>
          <table:table-cell table:style-name="ce15"/>
          <table:table-cell table:number-columns-repeated="1017"/>
        </table:table-row>
        <table:table-row table:style-name="ro5">
          <table:table-cell/>
          <table:table-cell table:style-name="ce15" table:number-columns-repeated="6"/>
          <table:table-cell table:number-columns-repeated="1017"/>
        </table:table-row>
        <table:table-row table:style-name="ro5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" table:style-name="ta1">
        <table:table-column table:style-name="co35" table:default-cell-style-name="ce106"/>
        <table:table-column table:style-name="co36" table:default-cell-style-name="ce107"/>
        <table:table-column table:style-name="co37" table:default-cell-style-name="ce107"/>
        <table:table-column table:style-name="co34" table:default-cell-style-name="ce107"/>
        <table:table-column table:style-name="co38" table:default-cell-style-name="ce107"/>
        <table:table-column table:style-name="co39" table:default-cell-style-name="ce107"/>
        <table:table-column table:style-name="co34" table:number-columns-repeated="1016" table:default-cell-style-name="ce107"/>
        <table:table-column table:style-name="co34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0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44:.C47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0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50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48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53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2]+[.C53]+[.C54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52]+[.F53]+[.F54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55]*100/[.C50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55]*100/[.C50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56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56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G5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67]*100/[.C69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65]+[.C71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65]-[.C71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35" table:default-cell-style-name="ce106"/>
        <table:table-column table:style-name="co36" table:default-cell-style-name="ce107"/>
        <table:table-column table:style-name="co37" table:default-cell-style-name="ce107"/>
        <table:table-column table:style-name="co34" table:default-cell-style-name="ce107"/>
        <table:table-column table:style-name="co38" table:default-cell-style-name="ce107"/>
        <table:table-column table:style-name="co39" table:default-cell-style-name="ce107"/>
        <table:table-column table:style-name="co34" table:number-columns-repeated="1016" table:default-cell-style-name="ce107"/>
        <table:table-column table:style-name="co34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G5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zr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2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425" calcext:value-type="float">
            <text:p>31.425,00</text:p>
          </table:table-cell>
        </table:table-row>
        <table:table-row table:style-name="ro2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425" calcext:value-type="float">
            <text:p>31.425,00</text:p>
          </table:table-cell>
        </table:table-row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 table:number-rows-repeated="3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1:.F64])" office:value-type="float" office:value="62850" calcext:value-type="float">
            <text:p>62.850,00</text:p>
          </table:table-cell>
          <table:table-cell table:style-name="ce72" table:formula="of:=SUM([.G11:.G64])" office:value-type="float" office:value="62850" calcext:value-type="float">
            <text:p>62.850,00</text:p>
          </table:table-cell>
          <table:table-cell table:style-name="ce72" table:formula="of:=[.F8]-[.G8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31]+[.F30]-[.G3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H47]+[.F34]-[.G34]" office:value-type="float" office:value="13000" calcext:value-type="float">
            <text:p>1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 table:number-rows-repeated="6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zr Depo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nayi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1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66"/>
          <table:table-cell table:number-columns-repeated="7"/>
        </table:table-row>
        <table:table-row table:style-name="ro2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2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2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08:59:12.35582133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04T11:56:47.507611024</dc:date>
    <meta:editing-duration>P1DT5H23M57S</meta:editing-duration>
    <meta:editing-cycles>57</meta:editing-cycles>
    <meta:generator>LibreOffice/6.1.5.2$Linux_X86_64 LibreOffice_project/10$Build-2</meta:generator>
    <meta:print-date>2018-11-29T17:51:21.472802661</meta:print-date>
    <meta:document-statistic meta:table-count="13" meta:cell-count="1537" meta:object-count="0"/>
  </office:meta>
</office:document-meta>
</file>